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ading the plugin</text:p>
      <text:p text:style-name="Standard"/>
      <text:p text:style-name="Standard"><text:tab/>source the correct config file for your shell</text:p>
      <text:p text:style-name="Standard"/>
      <text:p text:style-name="Standard"><text:tab/>For Bash : </text:p>
      <text:p text:style-name="Standard"><text:tab/><text:tab/>source $NAIAD_PATH/config/naiadForMayaConfig_bash</text:p>
      <text:p text:style-name="Standard"><text:tab/>For Csh/Tcsh :</text:p>
      <text:p text:style-name="Standard"><text:tab/><text:tab/>source $NAIAD_PATH/config/naiadForMayaConfig_csh</text:p>
      <text:p text:style-name="Standard"/>
      <text:p text:style-name="P1">Open Maya :</text:p>
      <text:p text:style-name="Standard">Either load it in the script editor(MEL) by typing:</text:p>
      <text:p text:style-name="Standard"><text:tab/>loadPlugin(“naiadForMaya.so”) </text:p>
      <text:p text:style-name="Standard">Or though the maya plugin loader</text:p>
      <text:p text:style-name="Standard"><text:tab/>MayaMainMenu-&gt;window-&gt;Settings/Preferences-&gt;Plugin Loader (plugin should be listed there)</text:p>
      <text:p text:style-name="Standard"/>
      <text:p text:style-name="Standard">If loaded succesfully you should see the NaiadForMaya menu in the main MayaMenu on the right hand side.</text:p>
      <text:p text:style-name="P1"/>
      <text:p text:style-name="P4">Plugin Content</text:p>
      <text:p text:style-name="Standard"/>
      <text:p text:style-name="P1">NaiadForMaya(Menu) -&gt;</text:p>
      <text:p text:style-name="Standard"><text:tab/><text:span text:style-name="T1">CacheSelectedToEMP</text:span> </text:p>
      <text:p text:style-name="Standard"><text:tab/><text:tab/>( Will bring up a window that allows you to set a path and a framerange. When the user starts the caching it will take all the selected objects in the scene, connect fitting conversion nodes to it and then gather all the bodies into an empSaver. It will then go though the framerange triggering the empSaver)</text:p>
      <text:p text:style-name="Standard"><text:tab/><text:span text:style-name="T1">Load Mesh(es) From Emp</text:span></text:p>
      <text:p text:style-name="Standard"><text:tab/><text:tab/>( Will use the naiadEMPInfo Command to get informations about type and name of the bodies. That will be displayed in a list where the user can then pick the meshes contained in the EMP. Once the selection is done the user can tell it to import them and a DG network will be setup and the maya meshes will be there)</text:p>
      <text:p text:style-name="Standard"><text:tab/><text:span text:style-name="T1">CreateEmpLoader</text:span></text:p>
      <text:p text:style-name="Standard"><text:tab/><text:tab/>( Brings up a file UI and creates a EmpLoader )</text:p>
      <text:p text:style-name="Standard"><text:tab/><text:span text:style-name="T1">CreateNaiadBodyField</text:span> </text:p>
      <text:p text:style-name="Standard"><text:tab/><text:tab/>(Creates a naiad body field and attaches it to selected particles )</text:p>
      <text:p text:style-name="Standard"/>
      <text:p text:style-name="P1"/>
      <text:p text:style-name="Standard"/>
      <text:p text:style-name="P1">DataTypes:</text:p>
      <text:p text:style-name="Standard"><text:tab/><text:span text:style-name="T1">naiadBody</text:span> ( maya datatype to pass around the naiad bodies in the DG )</text:p>
      <text:p text:style-name="Standard"/>
      <text:p text:style-name="P1">Nodes :</text:p>
      <text:p text:style-name="Standard"><text:tab/><text:span text:style-name="T1">NM_BodyField</text:span> ( Maya field that samples a channel in a naiad Field shape )</text:p>
      <text:p text:style-name="Standard"><text:tab/><text:span text:style-name="T1">NM_BodyToMesh</text:span> ( Converts a Naiad Mesh Body to a Maya polyMesh object )</text:p>
      <text:p text:style-name="Standard"><text:tab/><text:span text:style-name="T1">NM_particlesToBody</text:span> ( Converts GenericArray particle outputs from maya into a Naiad Body)</text:p>
      <text:p text:style-name="Standard"><text:tab/><text:span text:style-name="T1">NM_surfaceToBody</text:span> ( Converts a nurbs/poly/subd mesh into a Naiad Mesh Body )</text:p>
      <text:p text:style-name="Standard"><text:soft-page-break/><text:tab/><text:span text:style-name="T1">NM_cameraToBody</text:span> ( Collects camera data and constructs a Naiad Camera Body )</text:p>
      <text:p text:style-name="Standard"><text:tab/><text:span text:style-name="T1">NM_EMPSaver</text:span> ( Takes in multiple bodies and saves them out as a Naiad EMP )</text:p>
      <text:p text:style-name="Standard"><text:tab/><text:span text:style-name="T1">NM_EMPLoader</text:span> ( Loads an EMP file and outputs multiple Bodies that were found in the EMP)</text:p>
      <text:p text:style-name="Standard"/>
      <text:p text:style-name="P1">Commands:</text:p>
      <text:p text:style-name="Standard"><text:tab/><text:span text:style-name="T1">naiad</text:span> ( Controls the Naiad state and also can return info about “naiadBody” plugs )</text:p>
      <text:p text:style-name="Standard"><text:tab/><text:span text:style-name="T1">naiadEmpInfo</text:span> ( Loads an EMP and returns the names and signature types to the user )</text:p>
      <text:p text:style-name="Standard"/>
      <text:p text:style-name="Standard">The plugin will also have created a NaiadForMaya menu with a bit of functionality to make the day easier for yo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Exporting Objects from Maya to Naiad EMP files.</text:p>
      <text:p text:style-name="Standard"/>
      <text:p text:style-name="P3">UI based:</text:p>
      <text:list xml:id="list1756079385" text:style-name="L2">
        <text:list-item>
          <text:p text:style-name="P6">Select the objects you want to export. (meshes, particles,emitters and cameras are supported)</text:p>
        </text:list-item>
        <text:list-item>
          <text:p text:style-name="P6">Go into the naiad menu and pick the “CacheSelectedToEMP” button</text:p>
        </text:list-item>
        <text:list-item>
          <text:p text:style-name="P6">Specify the filepath and time range for your export. (Note : In the bottom of the window it will give you the resulting filepath )</text:p>
        </text:list-item>
        <text:list-item>
          <text:p text:style-name="P6">Press the “Cache Selected Obejcts” button in the UI.</text:p>
          <text:p text:style-name="P6">It will then go though the timerange saving the selected objects into the emp at the specified path.</text:p>
        </text:list-item>
      </text:list>
      <text:p text:style-name="Standard"><text:tab/>Body Names will be the same as the dependency node name for the object</text:p>
      <text:p text:style-name="Standard"/>
      <text:p text:style-name="P3">Scripting based :</text:p>
      <text:p text:style-name="Standard"><text:tab/>For each object you create a naiadToMaya conversion node and connect the object to it.</text:p>
      <text:p text:style-name="Standard"><text:tab/><text:tab/></text:p>
      <text:p text:style-name="Standard"><text:span text:style-name="T4"><text:tab/></text:span><text:span text:style-name="T3">Polygon, SubD and Nurbs surfaces :</text:span><text:span text:style-name="T4"> uses the </text:span><text:span text:style-name="T5">“</text:span><text:span text:style-name="T6">NM_surfaceToBody</text:span><text:span text:style-name="T5">” node</text:span></text:p>
      <text:p text:style-name="Standard"><text:span text:style-name="T5"><text:tab/><text:tab/>(SubD and Nurbs surfaces will internally be tesselated to polygon objects. You can use the “divisions” attribute to control the detail. )</text:span></text:p>
      <text:p text:style-name="Standard"><text:span text:style-name="T5"><text:tab/><text:tab/>for polygon connect the “worldMesh” plug into the inSurface on the conversion node.</text:span></text:p>
      <text:p text:style-name="Standard"><text:span text:style-name="T5"><text:tab/><text:tab/>For nurbs connect the “” plug into the inSurface on the conversion node.</text:span></text:p>
      <text:p text:style-name="Standard"><text:span text:style-name="T5"><text:tab/><text:tab/>For subD connect the “” plug into the inSurface on the conversion node.</text:span></text:p>
      <text:p text:style-name="Standard"><text:span text:style-name="T5"/></text:p>
      <text:p text:style-name="Standard"><text:span text:style-name="T5"><text:tab/>Particles and Emitters : uses the “NM_particlesToBody” node.</text:span></text:p>
      <text:p text:style-name="Standard"><text:span text:style-name="T5"><text:tab/><text:tab/>For Particles connect the “samplerPerParticleData” plug to the “inParticles” plug on the conversion node.</text:span></text:p>
      <text:p text:style-name="Standard"><text:span text:style-name="T5"><text:tab/><text:tab/></text:span></text:p>
      <text:p text:style-name="Standard"><text:tab/>Each conversion node has an output plug called “outBody” which is the resulting Naiad Body from the conversion.</text:p>
      <text:p text:style-name="Standard"><text:tab/>(remember to specify on the node what name you want the output body to have )</text:p>
      <text:p text:style-name="Standard"/>
      <text:p text:style-name="Standard"/>
      <text:p text:style-name="Standard"><text:span text:style-name="T2"><text:tab/><text:tab/>“NM_surfaceToBody” for all surface objects (poly,subd,nurbs. SubD and Nurbs will be tesselated into poly objects internally )</text:span></text:p>
      <text:p text:style-name="Standard"><text:span text:style-name="T2"><text:tab/><text:tab/>“NM_particlesToBody” for </text:span></text:p>
      <text:p text:style-name="Standard"><text:span text:style-name="T2"/></text:p>
      <text:p text:style-name="Standard"><text:span text:style-name="T2"><text:tab/>You then create a “NM_EMPSaver” node and plug all of the “outBody” plugs of the surfaceToBody nodes into the “inBodies” multi plug on the EmpSaver.</text:span></text:p>
      <text:p text:style-name="Standard"><text:span text:style-name="T2"><text:tab/>The EMPSaver is “triggered” by requesting the boolean value of the “outTrigger” plug.</text:span></text:p>
      <text:p text:style-name="Standard"><text:span text:style-name="T2"><text:tab/>So, set your paths on the saver. Connect time to the node. Then you step though each frame, triggering the “outTrigger” and it will save out the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2T10:02:37</meta:creation-date>
    <dc:date>2010-01-14T22:59:54</dc:date>
    <meta:editing-duration>PT07H47M27S</meta:editing-duration>
    <meta:editing-cycles>15</meta:editing-cycles>
    <meta:generator>OpenOffice.org/3.1$Unix OpenOffice.org_project/310m19$Build-9420</meta:generator>
    <meta:document-statistic meta:table-count="0" meta:image-count="0" meta:object-count="0" meta:page-count="3" meta:paragraph-count="62" meta:word-count="733" meta:character-count="4314"/>
  </office:meta>
</office:document-meta>
</file>